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[.H45]*([.K45]+1)*2"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23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23:36:30.06</dc:date>
    <dc:creator>Wister </dc:creator>
    <meta:generator>OpenOffice/4.1.1$Win32 OpenOffice.org_project/411m6$Build-9775</meta:generator>
    <meta:editing-duration>PT2H36M7S</meta:editing-duration>
    <meta:editing-cycles>266</meta:editing-cycles>
    <meta:document-statistic meta:table-count="1" meta:cell-count="1004" meta:object-count="0"/>
  </office:meta>
</office:document-meta>
</file>